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4A000001622AC61830A72818E5.png" manifest:media-type="image/png"/>
  <manifest:file-entry manifest:full-path="Pictures/10000C8700005706000024966A1C6DB3DEA586CF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0.06pt solid #ff000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padding="0.049cm" fo:border="none"/>
      <style:text-properties officeooo:rsid="0008ca7d" officeooo:paragraph-rsid="0008ca7d"/>
    </style:style>
    <style:style style:name="P4" style:family="paragraph" style:parent-style-name="Standard">
      <style:paragraph-properties fo:padding="0.049cm" fo:border="none">
        <style:tab-stops>
          <style:tab-stop style:position="1.496cm"/>
          <style:tab-stop style:position="1.998cm"/>
        </style:tab-stops>
      </style:paragraph-properties>
      <style:text-properties style:font-name="Liberation Sans" officeooo:rsid="001f7e37" officeooo:paragraph-rsid="001f7e37"/>
    </style:style>
    <style:style style:name="P5" style:family="paragraph" style:parent-style-name="Standard">
      <style:paragraph-properties fo:padding="0.049cm" fo:border="none"/>
      <style:text-properties style:font-name="Liberation Sans" fo:font-weight="bold" officeooo:rsid="001f7e37" officeooo:paragraph-rsid="001f7e37" style:font-weight-asian="bold" style:font-weight-complex="bold"/>
    </style:style>
    <style:style style:name="P6" style:family="paragraph" style:parent-style-name="Standard">
      <style:paragraph-properties fo:padding="0.049cm" fo:border="none"/>
      <style:text-properties officeooo:rsid="0022c761" officeooo:paragraph-rsid="0022c761"/>
    </style:style>
    <style:style style:name="P7" style:family="paragraph" style:parent-style-name="Standard">
      <style:paragraph-properties fo:padding="0.049cm" fo:border="none"/>
      <style:text-properties officeooo:rsid="00236cd2" officeooo:paragraph-rsid="00236cd2"/>
    </style:style>
    <style:style style:name="P8" style:family="paragraph" style:parent-style-name="Standard">
      <style:paragraph-properties fo:padding="0.049cm" fo:border="none"/>
      <style:text-properties officeooo:paragraph-rsid="00236cd2"/>
    </style:style>
    <style:style style:name="P9" style:family="paragraph" style:parent-style-name="Standard">
      <style:paragraph-properties fo:padding="0.049cm" fo:border="none"/>
      <style:text-properties officeooo:rsid="002659b0" officeooo:paragraph-rsid="002659b0"/>
    </style:style>
    <style:style style:name="P10" style:family="paragraph" style:parent-style-name="Standard">
      <style:paragraph-properties fo:padding="0.049cm" fo:border-left="none" fo:border-right="none" fo:border-top="0.06pt solid #000000" fo:border-bottom="none"/>
      <style:text-properties officeooo:rsid="0008ca7d" officeooo:paragraph-rsid="0008ca7d"/>
    </style:style>
    <style:style style:name="P11" style:family="paragraph" style:parent-style-name="Standard">
      <style:paragraph-properties fo:padding="0.049cm" fo:border="none"/>
      <style:text-properties officeooo:rsid="002659b0" officeooo:paragraph-rsid="002659b0"/>
    </style:style>
    <style:style style:name="P12" style:family="paragraph" style:parent-style-name="Standard">
      <style:paragraph-properties fo:padding="0.049cm" fo:border="none"/>
      <style:text-properties officeooo:rsid="00236cd2" officeooo:paragraph-rsid="00236cd2"/>
    </style:style>
    <style:style style:name="P13" style:family="paragraph" style:parent-style-name="Standard">
      <style:paragraph-properties fo:padding="0.049cm" fo:border="none"/>
      <style:text-properties officeooo:rsid="00214d47" officeooo:paragraph-rsid="00214d47"/>
    </style:style>
    <style:style style:name="T1" style:family="text">
      <style:text-properties officeooo:rsid="0020f8b0"/>
    </style:style>
    <style:style style:name="T2" style:family="text">
      <style:text-properties officeooo:rsid="00236cd2"/>
    </style:style>
    <style:style style:name="T3" style:family="text">
      <style:text-properties officeooo:rsid="002716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plications 01A</text:p>
      <text:p text:style-name="P4">Date<text:tab/>:<text:tab/>2021/07/30</text:p>
      <text:p text:style-name="P4">NOM<text:tab/>:<text:tab/><text:span text:style-name="T1">JUGLAIR ALEXIS</text:span></text:p>
      <text:p text:style-name="P10"/>
      <text:p text:style-name="P13"><text:span text:style-name="T2">Etape 1 : </text:span>HTM<text:span text:style-name="T3">L (maquette.html)</text:span></text:p>
      <text:p text:style-name="P7">Création de 3 balises DIV principales (header, main et footer).</text:p>
      <text:p text:style-name="P9">Ajout d’une balise DIV pour la led.</text:p>
      <text:p text:style-name="P9">Ajout 3 balises de groupes chacune regroupant 3 DIV qui sont les boutons.<text:line-break/>Ajout d’une quatrième balise de groupe pour avec 2 DIV pour les boutons ON et OFF.</text:p>
      <text:p text:style-name="P9"/>
      <text:p text:style-name="P8"/>
      <text:p text:style-name="P8"/>
      <text:p text:style-name="P7">Etape 2 : CSS <text:span text:style-name="T3">(style.css)</text:span></text:p>
      <text:p text:style-name="P7">Fixation du header en haut en prenant toute la largeur. Idem pour le footer mais en bas.</text:p>
      <text:p text:style-name="P9">Positionnement des boutons et dez la led au milieu de l’écran.</text:p>
      <text:p text:style-name="P8"/>
      <text:p text:style-name="P8"/>
      <text:p text:style-name="P6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0.06pt solid #ff0000"/>
    </style:style>
    <style:style style:name="MP2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-0.355cm" svg:y="-1.476cm" svg:width="6.387cm" svg:height="2.686cm" draw:z-index="0"><draw:image xlink:href="Pictures/10000C8700005706000024966A1C6DB3DEA586CF.svg" xlink:type="simple" xlink:show="embed" xlink:actuate="onLoad" loext:mime-type="image/svg+xml"/><draw:image xlink:href="Pictures/100002010000034A000001622AC61830A72818E5.png" xlink:type="simple" xlink:show="embed" xlink:actuate="onLoad" loext:mime-type="image/png"/></draw:frame>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7T13:49:47.454012569</meta:creation-date>
    <dc:date>2021-07-30T15:23:31.626210973</dc:date>
    <meta:editing-duration>PT9H43M</meta:editing-duration>
    <meta:editing-cycles>24</meta:editing-cycles>
    <meta:generator>LibreOffice/6.4.7.2$Linux_X86_64 LibreOffice_project/40$Build-2</meta:generator>
    <meta:document-statistic meta:table-count="0" meta:image-count="1" meta:object-count="0" meta:page-count="1" meta:paragraph-count="11" meta:word-count="94" meta:character-count="515" meta:non-whitespace-character-count="432"/>
  </office:meta>
</office:document-meta>
</file>